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3dc" officeooo:paragraph-rsid="000a43dc"/>
    </style:style>
    <style:style style:name="P2" style:family="paragraph" style:parent-style-name="Standard">
      <style:text-properties officeooo:rsid="000b4a56" officeooo:paragraph-rsid="000b4a56"/>
    </style:style>
    <style:style style:name="P3" style:family="paragraph" style:parent-style-name="Standard">
      <style:text-properties officeooo:rsid="000ca923" officeooo:paragraph-rsid="000ca923"/>
    </style:style>
    <style:style style:name="P4" style:family="paragraph" style:parent-style-name="Standard">
      <style:text-properties officeooo:rsid="000ca923" officeooo:paragraph-rsid="000d6862"/>
    </style:style>
    <style:style style:name="P5" style:family="paragraph" style:parent-style-name="Standard">
      <style:text-properties officeooo:rsid="000ca923" officeooo:paragraph-rsid="000fb12e"/>
    </style:style>
    <style:style style:name="P6" style:family="paragraph" style:parent-style-name="Standard">
      <style:text-properties officeooo:rsid="000b4a56" officeooo:paragraph-rsid="000b4a56"/>
    </style:style>
    <style:style style:name="P7" style:family="paragraph" style:parent-style-name="Standard">
      <style:text-properties officeooo:rsid="000d6862" officeooo:paragraph-rsid="000d6862"/>
    </style:style>
    <style:style style:name="P8" style:family="paragraph" style:parent-style-name="Standard">
      <style:text-properties officeooo:rsid="000d6862" officeooo:paragraph-rsid="000fb12e"/>
    </style:style>
    <style:style style:name="P9" style:family="paragraph" style:parent-style-name="Standard">
      <style:text-properties officeooo:rsid="000dfbb8" officeooo:paragraph-rsid="000dfbb8"/>
    </style:style>
    <style:style style:name="P10" style:family="paragraph" style:parent-style-name="Standard">
      <style:text-properties officeooo:rsid="000e1390" officeooo:paragraph-rsid="000e1390"/>
    </style:style>
    <style:style style:name="P11" style:family="paragraph" style:parent-style-name="Standard">
      <style:text-properties officeooo:rsid="000e1390" officeooo:paragraph-rsid="000fb12e"/>
    </style:style>
    <style:style style:name="T1" style:family="text">
      <style:text-properties officeooo:rsid="000b4a56"/>
    </style:style>
    <style:style style:name="T2" style:family="text">
      <style:text-properties officeooo:rsid="000d6862"/>
    </style:style>
    <style:style style:name="T3" style:family="text">
      <style:text-properties officeooo:rsid="000ca92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ca923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sub 58%" style:font-name="Liberation Serif1" officeooo:rsid="000fb12e"/>
    </style:style>
    <style:style style:name="T8" style:family="text">
      <style:text-properties style:text-position="sub 58%" style:font-name="Liberation Serif1" officeooo:rsid="000d6862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ca923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 officeooo:rsid="000fb12e"/>
    </style:style>
    <style:style style:name="T13" style:family="text">
      <style:text-properties style:text-position="0% 100%" style:font-name="Liberation Serif1" officeooo:rsid="000d6862"/>
    </style:style>
    <style:style style:name="T14" style:family="text">
      <style:text-properties officeooo:rsid="000dfb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.i</text:p>
      <text:p text:style-name="P7">p<text:span text:style-name="T4">i</text:span>w<text:span text:style-name="T4">j</text:span> = Route from Plant i to Warehouse j</text:p>
      <text:p text:style-name="P7">w<text:span text:style-name="T4">j</text:span>r<text:span text:style-name="T4">k</text:span> = Route from Warehouse j to Retailer k</text:p>
      <text:p text:style-name="P7"/>
      <text:p text:style-name="P7">Z = min (<text:span text:style-name="T3">10p</text:span><text:span text:style-name="T5">1</text:span><text:span text:style-name="T3">w</text:span><text:span text:style-name="T5">1</text:span><text:span text:style-name="T3">+15p</text:span><text:span text:style-name="T5">1</text:span><text:span text:style-name="T3">w</text:span><text:span text:style-name="T5">2</text:span><text:span text:style-name="T3">+11</text:span><text:span text:style-name="T10">p</text:span><text:span text:style-name="T5">2</text:span><text:span text:style-name="T3">w</text:span><text:span text:style-name="T5">1</text:span><text:span text:style-name="T3">+8p</text:span><text:span text:style-name="T5">2</text:span><text:span text:style-name="T3">w</text:span><text:span text:style-name="T5">2</text:span><text:span text:style-name="T3">+13p</text:span><text:span text:style-name="T5">3</text:span><text:span text:style-name="T3">w</text:span><text:span text:style-name="T5">1</text:span><text:span text:style-name="T3">+8p</text:span><text:span text:style-name="T5">3</text:span><text:span text:style-name="T3">w</text:span><text:span text:style-name="T5">2</text:span><text:span text:style-name="T3">+9p</text:span><text:span text:style-name="T5">3</text:span><text:span text:style-name="T3">w</text:span><text:span text:style-name="T5">3</text:span><text:span text:style-name="T3">+14p</text:span><text:span text:style-name="T5">4</text:span><text:span text:style-name="T3">w</text:span><text:span text:style-name="T5">2</text:span><text:span text:style-name="T3">+8p</text:span><text:span text:style-name="T5">4</text:span><text:span text:style-name="T3">w</text:span><text:span text:style-name="T5">3</text:span><text:span text:style-name="T3">+5w</text:span><text:span text:style-name="T5">1</text:span><text:span text:style-name="T3">r</text:span><text:span text:style-name="T5">1</text:span><text:span text:style-name="T3">+6w</text:span><text:span text:style-name="T5">1</text:span><text:span text:style-name="T3">r</text:span><text:span text:style-name="T5">2</text:span><text:span text:style-name="T3">+7w</text:span><text:span text:style-name="T5">1</text:span><text:span text:style-name="T3">r</text:span><text:span text:style-name="T5">3</text:span><text:span text:style-name="T3">+10w</text:span><text:span text:style-name="T5">1</text:span><text:span text:style-name="T3">r</text:span><text:span text:style-name="T5">4</text:span><text:span text:style-name="T3">+12w</text:span><text:span text:style-name="T5">2</text:span><text:span text:style-name="T3">r</text:span><text:span text:style-name="T5">3</text:span><text:span text:style-name="T3">+8w</text:span><text:span text:style-name="T5">2</text:span><text:span text:style-name="T3">r</text:span><text:span text:style-name="T5">4</text:span><text:span text:style-name="T3">+10w</text:span><text:span text:style-name="T5">2</text:span><text:span text:style-name="T3">r</text:span><text:span text:style-name="T5">5</text:span><text:span text:style-name="T3">+14w</text:span><text:span text:style-name="T5">2</text:span><text:span text:style-name="T3">r</text:span><text:span text:style-name="T5">6</text:span><text:span text:style-name="T3">+14w</text:span><text:span text:style-name="T5">3</text:span><text:span text:style-name="T3">r</text:span><text:span text:style-name="T5">4</text:span><text:span text:style-name="T3">+12w</text:span><text:span text:style-name="T5">3</text:span><text:span text:style-name="T3">r</text:span><text:span text:style-name="T5">5</text:span><text:span text:style-name="T3">+12w</text:span><text:span text:style-name="T5">3</text:span><text:span text:style-name="T3">r</text:span><text:span text:style-name="T5">6</text:span><text:span text:style-name="T3">+6w</text:span><text:span text:style-name="T5">3</text:span><text:span text:style-name="T3">r</text:span><text:span text:style-name="T5">7</text:span>)</text:p>
      <text:p text:style-name="P7"/>
      <text:p text:style-name="P7">Constraints:</text:p>
      <text:p text:style-name="P4">p<text:span text:style-name="T4">1</text:span>w<text:span text:style-name="T4">1</text:span>+p<text:span text:style-name="T4">1</text:span>w<text:span text:style-name="T4">2</text:span> &lt;<text:span text:style-name="T2">=</text:span> 150 //<text:span text:style-name="T2">constraint of Plant 1 production</text:span></text:p>
      <text:p text:style-name="P4">p<text:span text:style-name="T4">2</text:span>w<text:span text:style-name="T4">1</text:span>+p<text:span text:style-name="T4">2</text:span>w<text:span text:style-name="T4">2</text:span> &lt;<text:span text:style-name="T2">=</text:span> 450 //<text:span text:style-name="T2">constraint of Plant 2 production</text:span></text:p>
      <text:p text:style-name="P4">p<text:span text:style-name="T4">3</text:span>w<text:span text:style-name="T4">1</text:span>+p<text:span text:style-name="T4">3</text:span>w<text:span text:style-name="T4">2</text:span>+p<text:span text:style-name="T4">3</text:span>w<text:span text:style-name="T4">3</text:span> &lt;<text:span text:style-name="T2">=</text:span> 250 //<text:span text:style-name="T2">constraint of Plant 3 production</text:span></text:p>
      <text:p text:style-name="P4">p<text:span text:style-name="T4">4</text:span>w<text:span text:style-name="T4">2</text:span>+p<text:span text:style-name="T4">4</text:span>w<text:span text:style-name="T4">3</text:span> &lt;<text:span text:style-name="T2">=</text:span> 150 //<text:span text:style-name="T2">constraint of Plant 4 production</text:span></text:p>
      <text:p text:style-name="P4">w<text:span text:style-name="T4">1</text:span>r<text:span text:style-name="T4">1</text:span> &gt;<text:span text:style-name="T2">= </text:span>100 //<text:span text:style-name="T2">constraint of what retailer 1 requires</text:span></text:p>
      <text:p text:style-name="P4">w<text:span text:style-name="T4">1</text:span>r<text:span text:style-name="T4">2</text:span> &gt;<text:span text:style-name="T2">=</text:span> 150 //<text:span text:style-name="T2">constraint of what retailer 2 requires</text:span></text:p>
      <text:p text:style-name="P4">w<text:span text:style-name="T4">1</text:span>r<text:span text:style-name="T4">3</text:span>+w<text:span text:style-name="T4">2</text:span>r<text:span text:style-name="T4">3</text:span> &gt;<text:span text:style-name="T2">=</text:span> 100 //<text:span text:style-name="T2">constraint of what retailer 3 requires</text:span></text:p>
      <text:p text:style-name="P4">w<text:span text:style-name="T4">1</text:span>r<text:span text:style-name="T4">4</text:span>+w<text:span text:style-name="T4">2</text:span>r<text:span text:style-name="T4">4</text:span>+w3r4 &gt;<text:span text:style-name="T2">=</text:span> 200 //<text:span text:style-name="T2">constraint of what retailer 4 requires</text:span></text:p>
      <text:p text:style-name="P4">w<text:span text:style-name="T4">2</text:span>r<text:span text:style-name="T4">5</text:span>+w<text:span text:style-name="T4">3</text:span>r<text:span text:style-name="T4">5</text:span> &gt;<text:span text:style-name="T2">=</text:span> 200 //<text:span text:style-name="T2">constraint of what retailer 5 requires</text:span></text:p>
      <text:p text:style-name="P4">w<text:span text:style-name="T4">2</text:span>r<text:span text:style-name="T4">6</text:span>+w<text:span text:style-name="T4">3</text:span>r<text:span text:style-name="T4">6</text:span> &gt;<text:span text:style-name="T2">=</text:span> 150 //<text:span text:style-name="T2">constraint of what retailer 6 requires</text:span></text:p>
      <text:p text:style-name="P4">w<text:span text:style-name="T4">3</text:span>r<text:span text:style-name="T4">7</text:span> &gt;<text:span text:style-name="T2">=</text:span> 100 //<text:span text:style-name="T2">constraint of what retailer 7 requires</text:span></text:p>
      <text:p text:style-name="P4">p<text:span text:style-name="T4">1</text:span>w<text:span text:style-name="T4">1</text:span>+p<text:span text:style-name="T4">2</text:span>w<text:span text:style-name="T4">1</text:span>+p<text:span text:style-name="T4">3</text:span>w<text:span text:style-name="T4">1</text:span>-w<text:span text:style-name="T4">1</text:span>r<text:span text:style-name="T4">1</text:span>-w<text:span text:style-name="T4">1</text:span>r<text:span text:style-name="T4">2</text:span>-w<text:span text:style-name="T4">1</text:span>r<text:span text:style-name="T4">3</text:span>-w<text:span text:style-name="T4">1</text:span>r<text:span text:style-name="T4">4 </text:span>&gt;<text:span text:style-name="T2">= </text:span>0 //<text:span text:style-name="T2">production must be greater than retailer requirement</text:span></text:p>
      <text:p text:style-name="P4">p<text:span text:style-name="T4">1</text:span>w<text:span text:style-name="T4">2</text:span>+p<text:span text:style-name="T4">2</text:span>w<text:span text:style-name="T4">2</text:span>+p<text:span text:style-name="T4">3</text:span>w<text:span text:style-name="T4">2</text:span>+p<text:span text:style-name="T4">4</text:span>w<text:span text:style-name="T4">2</text:span>-w<text:span text:style-name="T4">2</text:span>r<text:span text:style-name="T4">3</text:span>-w<text:span text:style-name="T4">2</text:span>r<text:span text:style-name="T4">4</text:span>-w<text:span text:style-name="T4">2</text:span>r<text:span text:style-name="T4">5</text:span>-w<text:span text:style-name="T4">2</text:span>r<text:span text:style-name="T4">6 </text:span>&gt;<text:span text:style-name="T2">=</text:span> 0 //<text:span text:style-name="T2">production must be greater than retailer requirement</text:span></text:p>
      <text:p text:style-name="P4">p<text:span text:style-name="T4">3</text:span>w<text:span text:style-name="T4">3</text:span>+p<text:span text:style-name="T4">4</text:span>w<text:span text:style-name="T4">3</text:span>-w<text:span text:style-name="T4">3</text:span>r<text:span text:style-name="T4">4</text:span>-w<text:span text:style-name="T4">3</text:span>r<text:span text:style-name="T4">5</text:span>-w<text:span text:style-name="T4">3</text:span>r<text:span text:style-name="T4">6</text:span>-w<text:span text:style-name="T4">3</text:span>r<text:span text:style-name="T4">7 </text:span>&gt;<text:span text:style-name="T2">= </text:span>0 //<text:span text:style-name="T2">production must be greater than retailer requirement</text:span></text:p>
      <text:p text:style-name="P4">p<text:span text:style-name="T4">1</text:span>w<text:span text:style-name="T4">1</text:span> &gt;<text:span text:style-name="T2">=</text:span> 0 //<text:span text:style-name="T2">non-negativity constraint</text:span></text:p>
      <text:p text:style-name="P4">p<text:span text:style-name="T4">1</text:span>w<text:span text:style-name="T4">2</text:span> &gt;<text:span text:style-name="T2">=</text:span> 0 //<text:span text:style-name="T2">non-negativity constraint</text:span></text:p>
      <text:p text:style-name="P4">p<text:span text:style-name="T4">2</text:span>w<text:span text:style-name="T4">1</text:span> &gt;<text:span text:style-name="T2">=</text:span> 0 //<text:span text:style-name="T2">non-negativity constraint</text:span></text:p>
      <text:p text:style-name="P4">p<text:span text:style-name="T4">2</text:span>w<text:span text:style-name="T4">2</text:span> &gt;<text:span text:style-name="T2">=</text:span> 0 //<text:span text:style-name="T2">non-negativity constraint</text:span></text:p>
      <text:p text:style-name="P4">p<text:span text:style-name="T4">3</text:span>w<text:span text:style-name="T4">1</text:span> &gt;<text:span text:style-name="T2">=</text:span> 0 //<text:span text:style-name="T2">non-negativity constraint</text:span></text:p>
      <text:p text:style-name="P4">p<text:span text:style-name="T4">3</text:span>w<text:span text:style-name="T4">2 </text:span>&gt;<text:span text:style-name="T2">=</text:span> 0 //<text:span text:style-name="T2">non-negativity constraint</text:span></text:p>
      <text:p text:style-name="P4">p<text:span text:style-name="T4">3</text:span>w<text:span text:style-name="T4">3</text:span> &gt;<text:span text:style-name="T2">=</text:span> 0 //<text:span text:style-name="T2">non-negativity constraint</text:span></text:p>
      <text:p text:style-name="P4">p<text:span text:style-name="T4">4</text:span>w<text:span text:style-name="T4">2</text:span> &gt;<text:span text:style-name="T2">=</text:span> 0 //<text:span text:style-name="T2">non-negativity constraint</text:span></text:p>
      <text:p text:style-name="P4">p<text:span text:style-name="T4">4</text:span>w<text:span text:style-name="T4">3</text:span> &gt;<text:span text:style-name="T2">=</text:span> 0 //<text:span text:style-name="T2">non-negativity constraint</text:span></text:p>
      <text:p text:style-name="P4">w<text:span text:style-name="T4">1</text:span>r<text:span text:style-name="T4">1</text:span> &gt;<text:span text:style-name="T2">= </text:span>0 //<text:span text:style-name="T2">non-negativity constraint</text:span></text:p>
      <text:p text:style-name="P4">w<text:span text:style-name="T4">1</text:span>r<text:span text:style-name="T4">2</text:span> &gt;<text:span text:style-name="T2">=</text:span> 0 //<text:span text:style-name="T2">non-negativity constraint</text:span></text:p>
      <text:p text:style-name="P4">w<text:span text:style-name="T4">1</text:span>r<text:span text:style-name="T4">3</text:span> &gt;<text:span text:style-name="T2">=</text:span> 0 //<text:span text:style-name="T2">non-negativity constraint</text:span></text:p>
      <text:p text:style-name="P4">w<text:span text:style-name="T4">1</text:span>r<text:span text:style-name="T4">4</text:span> &gt;<text:span text:style-name="T2">=</text:span> 0 //<text:span text:style-name="T2">non-negativity constraint</text:span></text:p>
      <text:p text:style-name="P4">w<text:span text:style-name="T4">2</text:span>r<text:span text:style-name="T4">3</text:span> &gt;<text:span text:style-name="T2">=</text:span> 0 //<text:span text:style-name="T2">non-negativity constraint</text:span></text:p>
      <text:p text:style-name="P4">w<text:span text:style-name="T4">2</text:span>r<text:span text:style-name="T4">4</text:span> &gt;<text:span text:style-name="T2">=</text:span> 0 //<text:span text:style-name="T2">non-negativity constraint</text:span></text:p>
      <text:p text:style-name="P4">w<text:span text:style-name="T4">2</text:span>r<text:span text:style-name="T4">5</text:span> &gt;<text:span text:style-name="T2">=</text:span> 0 //<text:span text:style-name="T2">non-negativity constraint</text:span></text:p>
      <text:p text:style-name="P4">w<text:span text:style-name="T4">2</text:span>r<text:span text:style-name="T4">6</text:span> &gt;<text:span text:style-name="T2">=</text:span> 0 //<text:span text:style-name="T2">non-negativity constraint</text:span></text:p>
      <text:p text:style-name="P4">w<text:span text:style-name="T4">3</text:span>r<text:span text:style-name="T4">4</text:span> &gt;<text:span text:style-name="T2">=</text:span> 0 //<text:span text:style-name="T2">non-negativity constraint</text:span></text:p>
      <text:p text:style-name="P4">w<text:span text:style-name="T4">3</text:span>r<text:span text:style-name="T4">5</text:span> &gt;<text:span text:style-name="T2">=</text:span> 0 //<text:span text:style-name="T2">non-negativity constraint</text:span></text:p>
      <text:p text:style-name="P4">w<text:span text:style-name="T4">3</text:span>r<text:span text:style-name="T4">6</text:span> &gt;<text:span text:style-name="T2">=</text:span> 0 //<text:span text:style-name="T2">non-negativity constraint</text:span></text:p>
      <text:p text:style-name="P4">w<text:span text:style-name="T4">3</text:span>r<text:span text:style-name="T4">7</text:span> &gt;<text:span text:style-name="T2">=</text:span> 0 //<text:span text:style-name="T2">non-negativity constraint</text:span></text:p>
      <text:p text:style-name="P4"/>
      <text:p text:style-name="P1">A.ii</text:p>
      <text:p text:style-name="P3">MIN 10p1w1+15p1w2+11p2w1+8p2w2+13p3w1+8p3w2+9p3w3+14p4w2+8p4w3+5w1r1+6w1r2+7w1r3+10w1r4+12w2r3+8w2r4+10w2r5+14w2r6+14w3r4+12w3r5+12w3r6+6w3r7</text:p>
      <text:p text:style-name="P3"><text:soft-page-break/>ST</text:p>
      <text:p text:style-name="P3">p1w1+p1w2 &lt; 150</text:p>
      <text:p text:style-name="P3">p2w1+p2w2 &lt; 450</text:p>
      <text:p text:style-name="P3">p3w1+p3w2+p3w3 &lt; 250</text:p>
      <text:p text:style-name="P3">p4w2+p4w3 &lt; 150</text:p>
      <text:p text:style-name="P3">w1r1 &gt; 100</text:p>
      <text:p text:style-name="P3">w1r2 &gt; 150</text:p>
      <text:p text:style-name="P3">w1r3+w2r3 &gt; 100</text:p>
      <text:p text:style-name="P3">w1r4+w2r4+w3r4 &gt; 200</text:p>
      <text:p text:style-name="P3">w2r5+w3r5 &gt; 200</text:p>
      <text:p text:style-name="P3">w2r6+w3r6 &gt; 150</text:p>
      <text:p text:style-name="P3">w3r7 &gt; 100</text:p>
      <text:p text:style-name="P3">p1w1+p2w1+p3w1-w1r1-w1r2-w1r3-w1r4&gt;0</text:p>
      <text:p text:style-name="P3">p1w2+p2w2+p3w2+p4w2-w2r3-w2r4-w2r5-w2r6&gt;0</text:p>
      <text:p text:style-name="P3">p3w3+p4w3-w3r4-w3r5-w3r6-w3r7&gt;0</text:p>
      <text:p text:style-name="P3">p1w1 &gt; 0</text:p>
      <text:p text:style-name="P3">p1w2 &gt; 0</text:p>
      <text:p text:style-name="P3">p2w1 &gt; 0</text:p>
      <text:p text:style-name="P3">p2w2 &gt; 0</text:p>
      <text:p text:style-name="P3">p3w1 &gt; 0</text:p>
      <text:p text:style-name="P3">p3w2 &gt; 0</text:p>
      <text:p text:style-name="P3">p3w3 &gt; 0</text:p>
      <text:p text:style-name="P3">p4w2 &gt; 0</text:p>
      <text:p text:style-name="P3">p4w3 &gt; 0</text:p>
      <text:p text:style-name="P3">w1r1 &gt; 0</text:p>
      <text:p text:style-name="P3">w1r2 &gt; 0</text:p>
      <text:p text:style-name="P3">w1r3 &gt; 0</text:p>
      <text:p text:style-name="P3">w1r4 &gt; 0</text:p>
      <text:p text:style-name="P3">w2r3 &gt; 0</text:p>
      <text:p text:style-name="P3">w2r4 &gt; 0</text:p>
      <text:p text:style-name="P3">w2r5 &gt; 0</text:p>
      <text:p text:style-name="P3">w2r6 &gt; 0</text:p>
      <text:p text:style-name="P3">w3r4 &gt; 0</text:p>
      <text:p text:style-name="P3">w3r5 &gt; 0</text:p>
      <text:p text:style-name="P3">w3r6 &gt; 0</text:p>
      <text:p text:style-name="P3">w3r7 &gt; 0</text:p>
      <text:p text:style-name="P3">END</text:p>
      <text:p text:style-name="P1"/>
      <text:p text:style-name="P1">A.iii.</text:p>
      <text:p text:style-name="P3"><text:span text:style-name="T14">Minimum Shipping Cost: </text:span>17100.00</text:p>
      <text:p text:style-name="P9">Optimal Shipping Routes:</text:p>
      <text:p text:style-name="P3">P1W1 <text:s text:c="6"/>150.000000 <text:s text:c="9"/></text:p>
      <text:p text:style-name="P3">P1W2 <text:s text:c="8"/>0.000000 <text:s text:c="9"/></text:p>
      <text:p text:style-name="P3">P2W1 <text:s text:c="6"/>200.000000 <text:s text:c="9"/></text:p>
      <text:p text:style-name="P3">P2W2 <text:s text:c="6"/>250.000000 <text:s text:c="9"/></text:p>
      <text:p text:style-name="P3">P3W1 <text:s text:c="8"/>0.000000 <text:s text:c="9"/></text:p>
      <text:p text:style-name="P3">P3W2 <text:s text:c="6"/>150.000000 <text:s text:c="9"/></text:p>
      <text:p text:style-name="P3">P3W3 <text:s text:c="6"/>100.000000 <text:s text:c="9"/></text:p>
      <text:p text:style-name="P3">P4W2 <text:s text:c="8"/>0.000000 <text:s text:c="9"/></text:p>
      <text:p text:style-name="P3"><text:soft-page-break/>P4W3 <text:s text:c="6"/>150.000000 <text:s text:c="7"/></text:p>
      <text:p text:style-name="P3">W1R1 <text:s text:c="6"/>100.000000 <text:s text:c="6"/></text:p>
      <text:p text:style-name="P3">W1R2 <text:s text:c="6"/>150.000000 <text:s text:c="5"/></text:p>
      <text:p text:style-name="P3">W1R3 <text:s text:c="6"/>100.000000 <text:s text:c="4"/></text:p>
      <text:p text:style-name="P3">W1R4 <text:s text:c="8"/>0.000000 <text:s text:c="5"/></text:p>
      <text:p text:style-name="P3">W2R3 <text:s text:c="8"/>0.000000 <text:s text:c="4"/></text:p>
      <text:p text:style-name="P3">W2R4 <text:s text:c="6"/>200.000000</text:p>
      <text:p text:style-name="P3">W2R5 <text:s text:c="6"/>200.000000</text:p>
      <text:p text:style-name="P3">W2R6 <text:s text:c="8"/>0.000000</text:p>
      <text:p text:style-name="P3">W3R4 <text:s text:c="8"/>0.000000</text:p>
      <text:p text:style-name="P3">W3R5 <text:s text:c="8"/>0.000000 </text:p>
      <text:p text:style-name="P3">W3R6 <text:s text:c="6"/>150.000000</text:p>
      <text:p text:style-name="P3">W3R7 <text:s text:c="6"/>100.000000</text:p>
      <text:p text:style-name="P1"/>
      <text:p text:style-name="P1">B. It is not feasible to ship all the refrigerators without warehouse 2 because that leaves warehouse 3 as the only warehouse able to ship to retailers 5, 6, and 7, and plants 3 and 4 are unable to provide for the demand given that they can only ship to warehouse 3, leaving a shortage of 50 refrigerators for those three retailers. <text:span text:style-name="T1">Because this is not feasible, there is no optimal solution.</text:span></text:p>
      <text:p text:style-name="P1"/>
      <text:p text:style-name="P2">C. This is feasible because it addresses the issue of not being able to get sufficient refrigerators to the retailers 5, 6, and 7 because now warehouse 3 is not the only one supplying those warehouses. The optimal solution in this case is 18300.00</text:p>
      <text:p text:style-name="P3">P1W1 <text:s text:c="6"/>150.000000</text:p>
      <text:p text:style-name="P3">P1W2 <text:s text:c="8"/>0.000000 <text:s text:c="9"/></text:p>
      <text:p text:style-name="P3">P2W1 <text:s text:c="6"/>350.000000 <text:s text:c="7"/></text:p>
      <text:p text:style-name="P3">P2W2 <text:s text:c="6"/>100.000000 <text:s text:c="6"/></text:p>
      <text:p text:style-name="P3">P3W1 <text:s text:c="8"/>0.000000 <text:s text:c="7"/></text:p>
      <text:p text:style-name="P3">P3W2 <text:s text:c="8"/>0.000000 <text:s text:c="6"/></text:p>
      <text:p text:style-name="P3">P3W3 <text:s text:c="6"/>250.000000 <text:s text:c="3"/></text:p>
      <text:p text:style-name="P3">P4W2 <text:s text:c="8"/>0.000000 <text:s text:c="4"/></text:p>
      <text:p text:style-name="P3">P4W3 <text:s text:c="6"/>150.000000</text:p>
      <text:p text:style-name="P3">W1R1 <text:s text:c="6"/>100.000000 </text:p>
      <text:p text:style-name="P3">W1R2 <text:s text:c="6"/>150.000000 </text:p>
      <text:p text:style-name="P3">W1R3 <text:s text:c="6"/>100.000000</text:p>
      <text:p text:style-name="P3">W1R4 <text:s text:c="6"/>150.000000</text:p>
      <text:p text:style-name="P3">W2R3 <text:s text:c="8"/>0.000000 </text:p>
      <text:p text:style-name="P3">W2R4 <text:s text:c="7"/>50.000000</text:p>
      <text:p text:style-name="P3">W2R5 <text:s text:c="7"/>50.000000</text:p>
      <text:p text:style-name="P3">W2R6 <text:s text:c="8"/>0.000000</text:p>
      <text:p text:style-name="P3">W3R4 <text:s text:c="8"/>0.000000</text:p>
      <text:p text:style-name="P3">W3R5 <text:s text:c="6"/>150.000000</text:p>
      <text:p text:style-name="P3">W3R6 <text:s text:c="6"/>150.000000</text:p>
      <text:p text:style-name="P3">W3R7 <text:s text:c="6"/>100.000000</text:p>
      <text:p text:style-name="P2"/>
      <text:p text:style-name="P2">And in fact, if management wished, they could limit warehouse 2 to 50 refrigerators, though this may give an even less optimal solution.</text:p>
      <text:p text:style-name="P2"/>
      <text:p text:style-name="P9"/>
      <text:p text:style-name="P9"/>
      <text:p text:style-name="P9"><text:soft-page-break/>D.</text:p>
      <text:p text:style-name="P10"><text:span text:style-name="T9">x</text:span><text:span text:style-name="T4">ij</text:span><text:span text:style-name="T9"> = cost of shipping from plant i to warehouse j</text:span></text:p>
      <text:p text:style-name="P10"><text:span text:style-name="T9">x</text:span><text:span text:style-name="T4">jk</text:span><text:span text:style-name="T9"> = cost of shipping from warehouse j to retailer k</text:span></text:p>
      <text:p text:style-name="P11"><text:span text:style-name="T11">p</text:span><text:span text:style-name="T6">i</text:span><text:span text:style-name="T11">w</text:span><text:span text:style-name="T6">j</text:span><text:span text:style-name="T11"> </text:span><text:span text:style-name="T12">= the number of units from plant i to warehouse j</text:span></text:p>
      <text:p text:style-name="P11"><text:span text:style-name="T11">w</text:span><text:span text:style-name="T6">j</text:span><text:span text:style-name="T11">r</text:span><text:span text:style-name="T6">k</text:span><text:span text:style-name="T11"> </text:span><text:span text:style-name="T12">= the number of units from warehouse k to plant k</text:span></text:p>
      <text:p text:style-name="P10">Z = min (<text:span text:style-name="T9">x</text:span><text:span text:style-name="T4">ij</text:span><text:span text:style-name="T9"> </text:span><text:span text:style-name="T11">Σ</text:span><text:span text:style-name="T6">i=1 to i</text:span><text:span text:style-name="T11"> Σ</text:span><text:span text:style-name="T6">i=1 to j</text:span><text:span text:style-name="T11"> p</text:span><text:span text:style-name="T6">i</text:span><text:span text:style-name="T11">w</text:span><text:span text:style-name="T6">j</text:span><text:span text:style-name="T11"> + x</text:span><text:span text:style-name="T6">jk</text:span><text:span text:style-name="T11"> Σ</text:span><text:span text:style-name="T6">i=1 to j</text:span><text:span text:style-name="T11"> Σ</text:span><text:span text:style-name="T6">i=1 to k</text:span><text:span text:style-name="T11"> w</text:span><text:span text:style-name="T6">j</text:span><text:span text:style-name="T11">r</text:span><text:span text:style-name="T6">k</text:span><text:span text:style-name="T11">)</text:span></text:p>
      <text:p text:style-name="P10"><text:span text:style-name="T11"/></text:p>
      <text:p text:style-name="P8">Constraints:</text:p>
      <text:p text:style-name="P11"><text:span text:style-name="T11">Σ</text:span><text:span text:style-name="T6">i=1 to i</text:span><text:span text:style-name="T11"> <text:s/>Σ</text:span><text:span text:style-name="T6">i=1 to j</text:span><text:span text:style-name="T11"> p</text:span><text:span text:style-name="T6">i</text:span><text:span text:style-name="T11">w</text:span><text:span text:style-name="T6">j </text:span><text:span text:style-name="T12">&lt;= p</text:span><text:span text:style-name="T7">i</text:span><text:span text:style-name="T12">, p</text:span><text:span text:style-name="T7">i</text:span><text:span text:style-name="T12"> = production of plant i</text:span></text:p>
      <text:p text:style-name="P11"><text:span text:style-name="T11">Σ</text:span><text:span text:style-name="T6">i=1 to j</text:span><text:span text:style-name="T11"> <text:s/>Σ</text:span><text:span text:style-name="T6">i=1 to k</text:span><text:span text:style-name="T11"> w</text:span><text:span text:style-name="T6">j</text:span><text:span text:style-name="T11">r</text:span><text:span text:style-name="T6">k</text:span><text:span text:style-name="T12">&gt;= r</text:span><text:span text:style-name="T7">k</text:span><text:span text:style-name="T12">, r</text:span><text:span text:style-name="T7">k</text:span><text:span text:style-name="T12"> = retailer demand</text:span></text:p>
      <text:p text:style-name="P11"><text:span text:style-name="T11">Σ</text:span><text:span text:style-name="T6">i=1 to i</text:span><text:span text:style-name="T11"> </text:span><text:span text:style-name="T12">p</text:span><text:span text:style-name="T7">i</text:span><text:span text:style-name="T12"> &gt;= </text:span><text:span text:style-name="T11">Σ</text:span><text:span text:style-name="T6">i=1 to k</text:span><text:span text:style-name="T11"> </text:span><text:span text:style-name="T12">r</text:span><text:span text:style-name="T7">k</text:span><text:span text:style-name="T12">, supply must be greater than or equal to retailer demand</text:span></text:p>
      <text:p text:style-name="P11"><text:span text:style-name="T11">p</text:span><text:span text:style-name="T6">i</text:span><text:span text:style-name="T11">w</text:span><text:span text:style-name="T6">j </text:span><text:span text:style-name="T12">&gt;= 0, plants can't produce negative product, can't ship negative product</text:span></text:p>
      <text:p text:style-name="P11"><text:span text:style-name="T13">w</text:span><text:span text:style-name="T8">j</text:span><text:span text:style-name="T13">r</text:span><text:span text:style-name="T8">k</text:span><text:span text:style-name="T13"> </text:span><text:span text:style-name="T12">&gt;= 0, retailers can't sell negative amount of product, warehouses can't ship negative amount of produ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28:23.002000000</meta:creation-date>
    <meta:editing-duration>PT13M13S</meta:editing-duration>
    <meta:editing-cycles>2</meta:editing-cycles>
    <meta:generator>LibreOffice/5.0.0.5$Windows_x86 LibreOffice_project/1b1a90865e348b492231e1c451437d7a15bb262b</meta:generator>
    <dc:date>2015-11-13T14:57:39.073000000</dc:date>
    <meta:document-statistic meta:table-count="0" meta:image-count="0" meta:object-count="0" meta:page-count="4" meta:paragraph-count="139" meta:word-count="732" meta:character-count="5051" meta:non-whitespace-character-count="4002"/>
  </office:meta>
</office:document-meta>
</file>